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style:font-name="Arial" fo:font-size="20pt" style:font-name-asian="Arial1" style:font-size-asian="20pt" style:font-name-complex="Arial1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igona v skratke</text:p>
      <text:p text:style-name="Standard"><text:span text:style-name="T1">Autor: </text:span>Sofokles</text:p>
      <text:p text:style-name="Heading_20_1">Dej:</text:p>
      <text:p text:style-name="Standard">Hlavná hrdinka – Antigona mala dvoch bratov Polyneikes, Eteokles, ktorý zomreli v boji proti sebe kráľ kreón zakázal pochovať Palyneika ale Eteokla povolil pochovať a tak sa Antigona kôli neísanému božiemu zákonu rozhodla pochovať sama zato však bola odsúdená na smrť a zatvorená v skalnej hrobke. Do vývoja udalosti zasiahla postava veštca, ktorá prehovorila kráľa aby odvolal svoje nariadenia. Kreón síce ustúpil ale neskoro, pretože Antigona sa zo zúfalstva v hrobke obesila.</text:p>
      <text:p text:style-name="Standard">Haimón, syn kráľa a Antigonin sľúbenec sa pri hrobke zo žiaľu pri hrobke prebodol mečom a napokan sa zabila aj jeho matka Eurydika. Kreón sa nakoniec z toho všetkého zbláznil.</text:p>
      <text:p text:style-name="Heading_20_1">Postavy:</text:p>
      <text:p text:style-name="Standard">Antigona</text:p>
      <text:p text:style-name="Standard">Kreón</text:p>
      <text:p text:style-name="Standard">Isména</text:p>
      <text:p text:style-name="Standard">Polyneikes</text:p>
      <text:p text:style-name="Standard">Eteokles</text:p>
      <text:p text:style-name="Standard">Haimón</text:p>
      <text:p text:style-name="Standard">Teiresias</text:p>
      <text:p text:style-name="Standard">Eurydika</text:p>
      <text:p text:style-name="Standard"><text:span text:style-name="T1">Prostredie, kde sa dej odohráva: </text:span>pred kráľovským palácom v Tébach v mystickej dobe</text:p>
      <text:p text:style-name="Standard"><text:span text:style-name="T1">Hlavný konflikt: </text:span>rozpor medzi ľudskými a božskými zákonmi</text:p>
      <text:p text:style-name="Standard"><text:span text:style-name="T1">Počet strán: </text:span>5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 style:font-size-complex="17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083in" fo:margin-bottom="0.139in" loext:contextual-spacing="false" fo:line-height="100%"/>
      <style:text-properties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139in" loext:contextual-spacing="false" fo:line-height="100%"/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140" meta:character-count="912" meta:non-whitespace-character-count="788"/>
    <meta:generator>LibreOfficeDev/6.0.5.2$Linux_X86_64 LibreOffice_project/</meta:generator>
  </office:meta>
</office:document-meta>
</file>